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fill-hatch-solid="false" draw:textarea-horizontal-align="center" draw:textarea-vertical-align="bottom"/>
    </style:style>
    <style:style style:name="gr2" style:family="graphic" style:parent-style-name="standard">
      <style:graphic-properties draw:stroke="solid" draw:fill="solid" draw:fill-color="#ffffff" draw:fill-hatch-solid="fals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fill-hatch-solid="false" draw:textarea-horizontal-align="center" draw:textarea-vertical-align="middle"/>
    </style:style>
    <style:style style:name="gr4" style:family="graphic" style:parent-style-name="standard">
      <style:graphic-properties draw:fill="solid" draw:fill-color="#ffffff" draw:fill-hatch-solid="false" draw:textarea-horizontal-align="center" draw:textarea-vertical-align="middle"/>
    </style:style>
    <style:style style:name="gr5" style:family="graphic" style:parent-style-name="standard">
      <style:graphic-properties draw:fill="solid" draw:fill-color="#2d80ff" draw:textarea-horizontal-align="center" draw:textarea-vertical-align="middle"/>
    </style:style>
    <style:style style:name="gr6" style:family="graphic" style:parent-style-name="standard">
      <style:graphic-properties draw:fill="none" draw:fill-color="#ff3366" draw:textarea-horizontal-align="right" draw:textarea-vertical-align="middle"/>
    </style:style>
    <style:style style:name="gr7" style:family="graphic" style:parent-style-name="standard">
      <style:graphic-properties draw:fill="solid" draw:fill-color="#00ff00" draw:textarea-horizontal-align="center" draw:textarea-vertical-align="middle"/>
    </style:style>
    <style:style style:name="gr8" style:family="graphic" style:parent-style-name="standard">
      <style:graphic-properties draw:fill="solid" draw:fill-color="#ff9900" draw:textarea-horizontal-align="center" draw:textarea-vertical-align="middle"/>
    </style:style>
    <style:style style:name="gr9" style:family="graphic" style:parent-style-name="standard">
      <style:graphic-properties draw:fill="solid" draw:fill-color="#ff0000" draw:textarea-horizontal-align="center" draw:textarea-vertical-align="middle"/>
    </style:style>
    <style:style style:name="gr10" style:family="graphic" style:parent-style-name="standard">
      <style:graphic-properties draw:fill="solid" draw:fill-color="#8538cc" draw:textarea-horizontal-align="center" draw:textarea-vertical-align="middle"/>
    </style:style>
    <style:style style:name="gr11" style:family="graphic" style:parent-style-name="standard">
      <style:graphic-properties draw:fill="solid" draw:fill-color="#ffff00" draw:textarea-horizontal-align="center" draw:textarea-vertical-align="middle"/>
    </style:style>
    <style:style style:name="gr12" style:family="graphic" style:parent-style-name="standard">
      <style:graphic-properties draw:stroke="none" svg:stroke-color="#ff0000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ff0000" draw:fill="solid" draw:fill-color="#8538cc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8538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8538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ff0000" draw:fill="solid" draw:fill-color="#ffff00" draw:textarea-horizontal-align="center" draw:textarea-vertical-align="middle"/>
    </style:style>
    <style:style style:name="gr19" style:family="graphic" style:parent-style-name="standard">
      <style:graphic-properties draw:stroke="none" svg:stroke-color="#ff0000" draw:fill="solid" draw:fill-color="#00ff00" draw:textarea-horizontal-align="center" draw:textarea-vertical-align="middle"/>
    </style:style>
    <style:style style:name="gr20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solid" draw:fill-color="#00f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ff0000" draw:fill="solid" draw:fill-color="#2d80ff" draw:textarea-horizontal-align="center" draw:textarea-vertical-align="middle"/>
    </style:style>
    <style:style style:name="gr23" style:family="graphic" style:parent-style-name="standard">
      <style:graphic-properties draw:stroke="none" draw:fill="solid" draw:fill-color="#2d80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ff0000" draw:fill="solid" draw:fill-color="#ff9900" draw:textarea-horizontal-align="center" draw:textarea-vertical-align="middle"/>
    </style:style>
    <style:style style:name="gr25" style:family="graphic" style:parent-style-name="standard">
      <style:graphic-properties draw:stroke="none" draw:fill="solid" draw:fill-color="#ff9900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3" style:family="paragraph">
      <style:paragraph-properties fo:text-align="center"/>
      <style:text-properties fo:color="#999999" fo:font-size="16pt" style:font-size-asian="16pt" style:font-size-complex="16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Harrington" style:font-family-generic="decorative" style:font-pitch="variable" fo:font-size="22pt" fo:font-weight="bold" style:font-size-asian="22pt" style:font-size-complex="22pt"/>
    </style:style>
    <style:style style:name="P7" style:family="paragraph">
      <style:paragraph-properties fo:text-align="center"/>
      <style:text-properties fo:font-family="Georgia" style:font-style-name="Regular" style:font-family-generic="roman" style:font-pitch="variable" fo:font-size="11pt" style:font-size-asian="18pt" style:font-size-complex="18pt"/>
    </style:style>
    <style:style style:name="T1" style:family="text">
      <style:text-properties fo:color="#000000"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fo:font-family="Harrington" style:font-family-generic="decorative" style:font-pitch="variable" fo:font-size="22pt" fo:font-weight="bold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445cm" svg:height="1.111cm" svg:x="13.97cm" svg:y="12.065cm">
          <text:p text:style-name="P1"><text:span text:style-name="T1">Held Object</text:span></text:p>
        </draw:rect>
        <draw:rect draw:style-name="gr1" draw:text-style-name="P2" draw:layer="layout" svg:width="4.445cm" svg:height="1.111cm" svg:x="7.62cm" svg:y="12.065cm">
          <text:p text:style-name="P1"><text:span text:style-name="T1">Held Object</text:span></text:p>
        </draw:rect>
        <draw:rect draw:style-name="gr2" draw:text-style-name="P3" draw:layer="layout" svg:width="1.27cm" svg:height="1.27cm" svg:x="9.207cm" svg:y="13.335cm">
          <text:p/>
        </draw:rect>
        <draw:rect draw:style-name="gr1" draw:text-style-name="P2" draw:layer="layout" svg:width="4.445cm" svg:height="1.111cm" svg:x="1.27cm" svg:y="12.065cm">
          <text:p text:style-name="P1"><text:span text:style-name="T1">Held Object</text:span></text:p>
        </draw:rect>
        <draw:rect draw:style-name="gr2" draw:text-style-name="P3" draw:layer="layout" svg:width="1.27cm" svg:height="1.27cm" svg:x="2.857cm" svg:y="13.335cm">
          <text:p/>
        </draw:rect>
        <draw:rect draw:style-name="gr2" draw:text-style-name="P3" draw:layer="layout" svg:width="1.27cm" svg:height="1.27cm" svg:x="15.557cm" svg:y="13.335cm">
          <text:p/>
        </draw:rect>
        <draw:rect draw:style-name="gr1" draw:text-style-name="P2" draw:layer="layout" svg:width="4.445cm" svg:height="1.111cm" svg:x="13.97cm" svg:y="3.81cm">
          <text:p text:style-name="P1"><text:span text:style-name="T1">Held Object</text:span></text:p>
        </draw:rect>
        <draw:rect draw:style-name="gr1" draw:text-style-name="P2" draw:layer="layout" svg:width="4.445cm" svg:height="1.111cm" svg:x="7.62cm" svg:y="3.81cm">
          <text:p text:style-name="P1"><text:span text:style-name="T1">Held Object</text:span></text:p>
        </draw:rect>
        <draw:rect draw:style-name="gr2" draw:text-style-name="P3" draw:layer="layout" svg:width="1.27cm" svg:height="1.27cm" svg:x="9.207cm" svg:y="5.08cm">
          <text:p/>
        </draw:rect>
        <draw:rect draw:style-name="gr3" draw:text-style-name="P2" draw:layer="layout" svg:width="1.905cm" svg:height="0.635cm" svg:x="5.715cm" svg:y="1.27cm">
          <text:p text:style-name="P4"><text:span text:style-name="T1">Resolve</text:span></text:p>
        </draw:rect>
        <draw:rect draw:style-name="gr1" draw:text-style-name="P2" draw:layer="layout" svg:width="4.445cm" svg:height="1.111cm" svg:x="1.27cm" svg:y="3.81cm">
          <text:p text:style-name="P1"><text:span text:style-name="T1">Held Object</text:span></text:p>
        </draw:rect>
        <draw:rect draw:style-name="gr2" draw:text-style-name="P3" draw:layer="layout" svg:width="1.27cm" svg:height="1.27cm" svg:x="2.857cm" svg:y="5.08cm">
          <text:p/>
        </draw:rect>
        <draw:rect draw:style-name="gr4" draw:text-style-name="P3" draw:layer="layout" svg:width="1.905cm" svg:height="1.905cm" svg:x="5.715cm" svg:y="1.905cm">
          <text:p text:style-name="P1"><text:span text:style-name="T2">3</text:span></text:p>
        </draw:rect>
        <draw:rect draw:style-name="gr4" draw:text-style-name="P3" draw:layer="layout" svg:width="1.905cm" svg:height="1.905cm" svg:x="5.715cm" svg:y="3.81cm">
          <text:p text:style-name="P1"><text:span text:style-name="T2">2</text:span></text:p>
        </draw:rect>
        <draw:rect draw:style-name="gr4" draw:text-style-name="P3" draw:layer="layout" svg:width="1.905cm" svg:height="1.905cm" svg:x="5.715cm" svg:y="5.715cm">
          <text:p text:style-name="P1"><text:span text:style-name="T2">1</text:span></text:p>
        </draw:rect>
        <draw:rect draw:style-name="gr4" draw:text-style-name="P3" draw:layer="layout" svg:width="1.905cm" svg:height="1.905cm" svg:x="5.715cm" svg:y="7.62cm">
          <text:p text:style-name="P1"><text:span text:style-name="T2">0</text:span></text:p>
        </draw:rect>
        <draw:rect draw:style-name="gr5" draw:text-style-name="P6" draw:layer="layout" svg:width="4.444cm" svg:height="2.54cm" svg:x="1.271cm" svg:y="1.27cm">
          <text:p text:style-name="P5"><text:span text:style-name="T3">Blue</text:span></text:p>
          <text:p text:style-name="P5"><text:span text:style-name="T3">Adventurer</text:span></text:p>
        </draw:rect>
        <draw:rect draw:style-name="gr6" draw:text-style-name="P7" draw:layer="layout" svg:width="6.35cm" svg:height="8.255cm" svg:x="1.27cm" svg:y="1.27cm">
          <text:p/>
        </draw:rect>
        <draw:rect draw:style-name="gr3" draw:text-style-name="P2" draw:layer="layout" svg:width="1.905cm" svg:height="0.635cm" svg:x="12.065cm" svg:y="1.27cm">
          <text:p text:style-name="P4"><text:span text:style-name="T1">Resolve</text:span></text:p>
        </draw:rect>
        <draw:rect draw:style-name="gr4" draw:text-style-name="P3" draw:layer="layout" svg:width="1.905cm" svg:height="1.905cm" svg:x="12.065cm" svg:y="1.905cm">
          <text:p text:style-name="P1"><text:span text:style-name="T2">3</text:span></text:p>
        </draw:rect>
        <draw:rect draw:style-name="gr4" draw:text-style-name="P3" draw:layer="layout" svg:width="1.905cm" svg:height="1.905cm" svg:x="12.065cm" svg:y="3.81cm">
          <text:p text:style-name="P1"><text:span text:style-name="T2">2</text:span></text:p>
        </draw:rect>
        <draw:rect draw:style-name="gr4" draw:text-style-name="P3" draw:layer="layout" svg:width="1.905cm" svg:height="1.905cm" svg:x="12.065cm" svg:y="5.715cm">
          <text:p text:style-name="P1"><text:span text:style-name="T2">1</text:span></text:p>
        </draw:rect>
        <draw:rect draw:style-name="gr4" draw:text-style-name="P3" draw:layer="layout" svg:width="1.905cm" svg:height="1.905cm" svg:x="12.065cm" svg:y="7.62cm">
          <text:p text:style-name="P1"><text:span text:style-name="T2">0</text:span></text:p>
        </draw:rect>
        <draw:rect draw:style-name="gr7" draw:text-style-name="P6" draw:layer="layout" svg:width="4.444cm" svg:height="2.54cm" svg:x="7.621cm" svg:y="1.27cm">
          <text:p text:style-name="P5"><text:span text:style-name="T3">Green</text:span></text:p>
          <text:p text:style-name="P5"><text:span text:style-name="T3">Adventurer</text:span></text:p>
        </draw:rect>
        <draw:rect draw:style-name="gr6" draw:text-style-name="P7" draw:layer="layout" svg:width="6.35cm" svg:height="8.255cm" svg:x="7.62cm" svg:y="1.27cm">
          <text:p/>
        </draw:rect>
        <draw:rect draw:style-name="gr3" draw:text-style-name="P2" draw:layer="layout" svg:width="1.905cm" svg:height="0.635cm" svg:x="18.415cm" svg:y="1.27cm">
          <text:p text:style-name="P4"><text:span text:style-name="T1">Resolve</text:span></text:p>
        </draw:rect>
        <draw:rect draw:style-name="gr4" draw:text-style-name="P3" draw:layer="layout" svg:width="1.905cm" svg:height="1.905cm" svg:x="18.415cm" svg:y="1.905cm">
          <text:p text:style-name="P1"><text:span text:style-name="T2">3</text:span></text:p>
        </draw:rect>
        <draw:rect draw:style-name="gr4" draw:text-style-name="P3" draw:layer="layout" svg:width="1.905cm" svg:height="1.905cm" svg:x="18.415cm" svg:y="3.81cm">
          <text:p text:style-name="P1"><text:span text:style-name="T2">2</text:span></text:p>
        </draw:rect>
        <draw:rect draw:style-name="gr4" draw:text-style-name="P3" draw:layer="layout" svg:width="1.905cm" svg:height="1.905cm" svg:x="18.415cm" svg:y="5.715cm">
          <text:p text:style-name="P1"><text:span text:style-name="T2">1</text:span></text:p>
        </draw:rect>
        <draw:rect draw:style-name="gr4" draw:text-style-name="P3" draw:layer="layout" svg:width="1.905cm" svg:height="1.905cm" svg:x="18.415cm" svg:y="7.62cm">
          <text:p text:style-name="P1"><text:span text:style-name="T2">0</text:span></text:p>
        </draw:rect>
        <draw:rect draw:style-name="gr8" draw:text-style-name="P6" draw:layer="layout" svg:width="4.444cm" svg:height="2.54cm" svg:x="13.971cm" svg:y="1.27cm">
          <text:p text:style-name="P5"><text:span text:style-name="T3">Orange</text:span></text:p>
          <text:p text:style-name="P5"><text:span text:style-name="T3">Adventurer</text:span></text:p>
        </draw:rect>
        <draw:rect draw:style-name="gr6" draw:text-style-name="P7" draw:layer="layout" svg:width="6.35cm" svg:height="8.255cm" svg:x="13.97cm" svg:y="1.27cm">
          <text:p/>
        </draw:rect>
        <draw:rect draw:style-name="gr3" draw:text-style-name="P2" draw:layer="layout" svg:width="1.905cm" svg:height="0.635cm" svg:x="5.715cm" svg:y="9.525cm">
          <text:p text:style-name="P4"><text:span text:style-name="T1">Resolve</text:span></text:p>
        </draw:rect>
        <draw:rect draw:style-name="gr4" draw:text-style-name="P3" draw:layer="layout" svg:width="1.905cm" svg:height="1.905cm" svg:x="5.715cm" svg:y="10.16cm">
          <text:p text:style-name="P1"><text:span text:style-name="T2">3</text:span></text:p>
        </draw:rect>
        <draw:rect draw:style-name="gr4" draw:text-style-name="P3" draw:layer="layout" svg:width="1.905cm" svg:height="1.905cm" svg:x="5.715cm" svg:y="12.065cm">
          <text:p text:style-name="P1"><text:span text:style-name="T2">2</text:span></text:p>
        </draw:rect>
        <draw:rect draw:style-name="gr4" draw:text-style-name="P3" draw:layer="layout" svg:width="1.905cm" svg:height="1.905cm" svg:x="5.715cm" svg:y="13.97cm">
          <text:p text:style-name="P1"><text:span text:style-name="T2">1</text:span></text:p>
        </draw:rect>
        <draw:rect draw:style-name="gr4" draw:text-style-name="P3" draw:layer="layout" svg:width="1.905cm" svg:height="1.905cm" svg:x="5.715cm" svg:y="15.875cm">
          <text:p text:style-name="P1"><text:span text:style-name="T2">0</text:span></text:p>
        </draw:rect>
        <draw:rect draw:style-name="gr9" draw:text-style-name="P6" draw:layer="layout" svg:width="4.444cm" svg:height="2.54cm" svg:x="1.271cm" svg:y="9.525cm">
          <text:p text:style-name="P5"><text:span text:style-name="T3">Red</text:span></text:p>
          <text:p text:style-name="P5"><text:span text:style-name="T3">Adventurer</text:span></text:p>
        </draw:rect>
        <draw:rect draw:style-name="gr6" draw:text-style-name="P7" draw:layer="layout" svg:width="6.35cm" svg:height="8.255cm" svg:x="1.27cm" svg:y="9.525cm">
          <text:p/>
        </draw:rect>
        <draw:rect draw:style-name="gr3" draw:text-style-name="P2" draw:layer="layout" svg:width="1.905cm" svg:height="0.635cm" svg:x="12.065cm" svg:y="9.525cm">
          <text:p text:style-name="P4"><text:span text:style-name="T1">Resolve</text:span></text:p>
        </draw:rect>
        <draw:rect draw:style-name="gr4" draw:text-style-name="P3" draw:layer="layout" svg:width="1.905cm" svg:height="1.905cm" svg:x="12.065cm" svg:y="10.16cm">
          <text:p text:style-name="P1"><text:span text:style-name="T2">3</text:span></text:p>
        </draw:rect>
        <draw:rect draw:style-name="gr4" draw:text-style-name="P3" draw:layer="layout" svg:width="1.905cm" svg:height="1.905cm" svg:x="12.065cm" svg:y="12.065cm">
          <text:p text:style-name="P1"><text:span text:style-name="T2">2</text:span></text:p>
        </draw:rect>
        <draw:rect draw:style-name="gr4" draw:text-style-name="P3" draw:layer="layout" svg:width="1.905cm" svg:height="1.905cm" svg:x="12.065cm" svg:y="13.97cm">
          <text:p text:style-name="P1"><text:span text:style-name="T2">1</text:span></text:p>
        </draw:rect>
        <draw:rect draw:style-name="gr4" draw:text-style-name="P3" draw:layer="layout" svg:width="1.905cm" svg:height="1.905cm" svg:x="12.065cm" svg:y="15.875cm">
          <text:p text:style-name="P1"><text:span text:style-name="T2">0</text:span></text:p>
        </draw:rect>
        <draw:rect draw:style-name="gr10" draw:text-style-name="P6" draw:layer="layout" svg:width="4.444cm" svg:height="2.54cm" svg:x="7.621cm" svg:y="9.525cm">
          <text:p text:style-name="P5"><text:span text:style-name="T3">Violet</text:span></text:p>
          <text:p text:style-name="P5"><text:span text:style-name="T3">Adventurer</text:span></text:p>
        </draw:rect>
        <draw:rect draw:style-name="gr6" draw:text-style-name="P7" draw:layer="layout" svg:width="6.35cm" svg:height="8.255cm" svg:x="7.62cm" svg:y="9.525cm">
          <text:p/>
        </draw:rect>
        <draw:rect draw:style-name="gr3" draw:text-style-name="P2" draw:layer="layout" svg:width="1.905cm" svg:height="0.635cm" svg:x="18.415cm" svg:y="9.525cm">
          <text:p text:style-name="P4"><text:span text:style-name="T1">Resolve</text:span></text:p>
        </draw:rect>
        <draw:rect draw:style-name="gr4" draw:text-style-name="P3" draw:layer="layout" svg:width="1.905cm" svg:height="1.905cm" svg:x="18.415cm" svg:y="10.16cm">
          <text:p text:style-name="P1"><text:span text:style-name="T2">3</text:span></text:p>
        </draw:rect>
        <draw:rect draw:style-name="gr4" draw:text-style-name="P3" draw:layer="layout" svg:width="1.905cm" svg:height="1.905cm" svg:x="18.415cm" svg:y="12.065cm">
          <text:p text:style-name="P1"><text:span text:style-name="T2">2</text:span></text:p>
        </draw:rect>
        <draw:rect draw:style-name="gr4" draw:text-style-name="P3" draw:layer="layout" svg:width="1.905cm" svg:height="1.905cm" svg:x="18.415cm" svg:y="13.97cm">
          <text:p text:style-name="P1"><text:span text:style-name="T2">1</text:span></text:p>
        </draw:rect>
        <draw:rect draw:style-name="gr4" draw:text-style-name="P3" draw:layer="layout" svg:width="1.905cm" svg:height="1.905cm" svg:x="18.415cm" svg:y="15.875cm">
          <text:p text:style-name="P1"><text:span text:style-name="T2">0</text:span></text:p>
        </draw:rect>
        <draw:rect draw:style-name="gr11" draw:text-style-name="P6" draw:layer="layout" svg:width="4.444cm" svg:height="2.54cm" svg:x="13.971cm" svg:y="9.525cm">
          <text:p text:style-name="P5"><text:span text:style-name="T3">Yellow</text:span></text:p>
          <text:p text:style-name="P5"><text:span text:style-name="T3">Adventurer</text:span></text:p>
        </draw:rect>
        <draw:rect draw:style-name="gr6" draw:text-style-name="P7" draw:layer="layout" svg:width="6.35cm" svg:height="8.255cm" svg:x="13.97cm" svg:y="9.525cm">
          <text:p/>
        </draw:rect>
        <draw:rect draw:style-name="gr2" draw:text-style-name="P3" draw:layer="layout" svg:width="1.27cm" svg:height="1.27cm" svg:x="15.557cm" svg:y="5.08cm">
          <text:p/>
        </draw:rect>
        <draw:g>
          <draw:path draw:style-name="gr12" draw:text-style-name="P1" draw:layer="layout" svg:width="2.188cm" svg:height="2.247cm" svg:x="2.413cm" svg:y="15.314cm" svg:viewBox="0 0 2189 2248" svg:d="M1415 454c-127 0-229-102-229-226 0-125 102-228 229-228 126 0 227 102 227 228 0 125-102 226-227 226zM487 1064c-58 0-106-48-106-106 0-43 24-80 60-97l199-345h3l13-29h572 267 7l-2 6 272 387h306c1 0 3 0 5 0 58 0 106 48 106 108 0 59-48 105-106 105-9 0-17-1-25-2v2h-137-258-10l-198-282-173 373h-3l543 1064h-297l-487-955-37 431c1 8 3 18 3 28 0 69-53 127-121 135l-4 9h-879l118-255h629l40-457h-16l226-486h-248l-141 243h-17c1 5 1 11 1 17 0 58-48 106-105 106z">
            <text:p/>
          </draw:path>
          <draw:custom-shape draw:style-name="gr13" draw:text-style-name="P1" draw:layer="layout" svg:width="0.758cm" svg:height="0.738cm" draw:transform="skewX (-0.00139626340159515) rotate (-0.349065850399987) translate (3.45cm 16.494cm)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14" draw:text-style-name="P1" draw:layer="layout" svg:width="0.515cm" svg:height="0.398cm" svg:x="3.496cm" svg:y="15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566cm" svg:height="0.203cm" svg:x="3.38cm" svg:y="1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66cm" svg:height="0.209cm" draw:transform="rotate (-0.785398163398487) translate (3.864cm 15.0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44cm" svg:height="0.491cm" svg:x="3.103cm" svg:y="15.043cm">
            <text:p/>
            <draw:enhanced-geometry svg:viewBox="0 0 21600 21600" draw:mirror-horizontal="false" draw:mirror-vertical="false" draw:type="block-arc" draw:modifiers="-175.606295513144 10000.49579287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path draw:style-name="gr15" draw:text-style-name="P1" draw:layer="layout" svg:width="2.139cm" svg:height="2.197cm" svg:x="8.813cm" svg:y="15.264cm" svg:viewBox="0 0 2140 2198" svg:d="M1383 444c-124 0-224-100-224-221 0-122 100-223 224-223s223 100 223 223-100 221-223 221zM476 1040c-57 0-104-47-104-103 0-43 24-79 59-96l195-337h3l13-28h558 261 7l-2 6 266 379h300c1 0 2 0 5 0 56 0 103 47 103 104 0 58-47 104-103 104-9 0-17-1-24-2v2h-135-252-10l-193-276-170 365h-2l531 1040h-291l-476-934-36 421c1 9 2 18 2 28 0 67-52 124-118 132l-4 9h-859l115-250h616l38-446h-15l221-476h-243l-137 238h-17c1 5 1 11 1 17 0 56-47 103-103 103z">
            <text:p/>
          </draw:path>
          <draw:custom-shape draw:style-name="gr16" draw:text-style-name="P1" draw:layer="layout" svg:width="0.65cm" svg:height="0.048cm" draw:transform="rotate (0.1745329251994) translate (9.842cm 15.3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67cm" svg:height="0.296cm" draw:transform="rotate (0.1745329251994) translate (9.942cm 15.145cm)">
            <text:p/>
            <draw:enhanced-geometry svg:viewBox="0 0 21600 21600" draw:path-stretchpoint-x="10800" draw:path-stretchpoint-y="10800" draw:text-areas="?f3 ?f4 ?f5 ?f6" draw:type="round-rectangle" draw:modifiers="6733.60323886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draw:layer="layout" svg:width="0.149cm" svg:height="0.148cm" svg:x="10.339cm" svg:y="15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8" draw:text-style-name="P1" draw:layer="layout" svg:width="0.47cm" svg:height="0.467cm" svg:x="16.303cm" svg:y="15.081cm" svg:viewBox="0 0 471 468" svg:d="M236 468c-131 0-236-105-236-233 0-129 105-235 236-235s235 105 235 235c0 129-106 233-235 233z">
            <text:p/>
          </draw:path>
          <draw:path draw:style-name="gr18" draw:text-style-name="P1" draw:layer="layout" svg:width="2.256cm" svg:height="1.816cm" svg:x="15.081cm" svg:y="15.582cm" svg:viewBox="0 0 2257 1817" svg:d="M501 595c-59 0-109-49-109-109 0-44 26-83 63-100l205-356h3l14-30h588 276 8l-3 7 281 399h316c1 0 2 0 5 0 60 0 109 50 109 110 0 62-49 110-109 110-9 0-18-2-26-3v3h-142-265-10l-204-291-179 385h-3l560 1097h-306l-503-985-38 444c1 9 2 19 2 29 0 71-54 131-124 140l-3 8h-907l122-262h648l41-471h-16l233-502h-256l-145 250h-18c2 5 2 12 2 18 0 60-50 109-110 109z">
            <text:p/>
          </draw:path>
        </draw:g>
        <draw:g>
          <draw:path draw:style-name="gr19" draw:text-style-name="P1" draw:layer="layout" svg:width="0.432cm" svg:height="0.43cm" svg:x="10.001cm" svg:y="7.014cm" svg:viewBox="0 0 433 431" svg:d="M217 431c-120 0-217-97-217-215s97-216 217-216c121 0 216 97 216 216s-96 215-216 215z">
            <text:p/>
          </draw:path>
          <draw:path draw:style-name="gr19" draw:text-style-name="P1" draw:layer="layout" svg:width="2.077cm" svg:height="1.671cm" svg:x="8.875cm" svg:y="7.476cm" svg:viewBox="0 0 2078 1672" svg:d="M462 548c-55 0-101-46-101-101 0-40 24-75 57-92l190-327h2l13-28h542 253 8l-3 6 259 368h291c1 0 2 0 4 0 55 0 101 46 101 102s-46 100-101 100c-8 0-16-1-23-2v2h-131-244-10l-188-268-165 355h-2l515 1009h-281l-463-907-35 409c1 8 2 18 2 27 0 66-50 121-114 129l-4 8h-834l112-242h597l38-433h-15l214-462h-236l-133 230h-16c1 5 1 11 1 16 0 55-45 101-100 101z">
            <text:p/>
          </draw:path>
          <draw:custom-shape draw:style-name="gr20" draw:text-style-name="P1" draw:layer="layout" svg:width="0.334cm" svg:height="0.314cm" draw:transform="rotate (0.1745329251994) translate (9.976cm 6.825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632cm" svg:height="0.046cm" draw:transform="skewX (-0.021816615649925) rotate (0.1745329251994) translate (9.871cm 7.1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31cm" svg:height="1.205cm" draw:transform="skewX (-0.0141371669411514) rotate (-0.349065850399987) translate (10.918cm 7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2" draw:text-style-name="P1" draw:layer="layout" svg:width="2.072cm" svg:height="2.129cm" svg:x="2.529cm" svg:y="6.918cm" svg:viewBox="0 0 2073 2130" svg:d="M1340 430c-120 0-217-96-217-214s97-216 217-216 215 97 215 216-96 214-215 214zM460 1008c-54 0-100-46-100-101 0-41 24-76 57-92l189-326h3l13-29h541 253 7l-2 6 257 368h290c2 0 3 0 5 0 55 0 100 45 100 101s-45 101-100 101c-8 0-16-1-23-3v3h-131-244-9l-187-268-165 354h-3l515 1008h-281l-462-906-35 409c1 8 2 17 2 26 0 66-50 121-114 129l-4 8h-832l112-242h596l37-432h-15l215-461h-236l-133 230h-16c1 5 1 10 1 16 0 55-46 101-101 101z">
            <text:p/>
          </draw:path>
          <draw:custom-shape draw:style-name="gr23" draw:text-style-name="P1" draw:layer="layout" svg:width="0.459cm" svg:height="0.08cm" draw:transform="rotate (0.1745329251994) translate (3.69cm 6.9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382cm" svg:height="0.192cm" draw:transform="skewX (-0.00523598775598201) rotate (0.1745329251994) translate (3.622cm 6.8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4" draw:text-style-name="P1" draw:layer="layout" svg:width="2.018cm" svg:height="2.073cm" svg:x="15.24cm" svg:y="7.133cm" svg:viewBox="0 0 2019 2074" svg:d="M1305 419c-117 0-211-94-211-209s94-210 211-210 210 94 210 210-94 209-210 209zM448 981c-53 0-97-44-97-98 0-39 23-73 56-89l184-318h2l12-28h527 247 6l-2 6 251 358h283c1 0 2 0 4 0 54 0 98 44 98 99 0 54-44 97-98 97-8 0-15-1-22-2v2h-127-238-9l-183-260-160 344h-2l501 982h-274l-450-882-34 398c1 8 3 17 3 26 0 64-50 117-112 125l-3 8h-811l109-235h580l37-422h-15l209-448h-229l-130 224h-16c1 4 1 10 1 15 0 54-44 98-98 98z">
            <text:p/>
          </draw:path>
          <draw:custom-shape draw:style-name="gr25" draw:text-style-name="P1" draw:layer="layout" svg:width="0.52cm" svg:height="0.635cm" draw:transform="skewX (0.00157079632679458) rotate (-0.261799387800286) translate (16.325cm 6.815cm)">
            <text:p/>
            <draw:enhanced-geometry draw:mirror-vertical="true" draw:mirror-horizontal="false" draw:glue-point-type="segments" draw:type="mso-spt100" draw:modifiers="179.69685055632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6" draw:text-style-name="P1" draw:layer="layout" svg:width="0.161cm" svg:height="0.502cm" draw:transform="skewX (0.00401425727958618) rotate (-0.0872664626008864) translate (15.884cm 8.2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0.162cm" svg:height="0.564cm" draw:transform="skewX (-0.00349065850398798) rotate (0.4363323129985) translate (16.348cm 8.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0.27cm" svg:height="0.234cm" svg:x="16.613cm" svg:y="6.993cm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26" draw:text-style-name="P1" draw:layer="layout" svg:width="0.295cm" svg:height="0.366cm" draw:transform="rotate (-0.349065850399987) translate (16.165cm 7.02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26" draw:text-style-name="P1" draw:layer="layout" svg:width="0.163cm" svg:height="0.559cm" draw:transform="skewX (-0.00541052068118149) rotate (0.4363323129985) translate (16.149cm 8.3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0.162cm" svg:height="0.568cm" draw:transform="skewX (0.005235987755982) rotate (-0.0872664626008864) translate (16.089cm 8.2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.374cm" fo:margin-bottom="0.374cm" fo:text-align="start" fo:text-indent="0cm" style:text-autospace="ideograph-alpha"/>
      <style:text-properties fo:font-size="11pt" fo:language="en" fo:country="US" style:font-size-asian="11pt" style:language-asian="en" style:country-asian="US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.27cm" fo:margin-bottom="1.27cm" fo:margin-left="1.27cm" fo:margin-right="1.90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meta:creation-date>2006-06-23T05:49:46</meta:creation-date>
    <dc:date>2017-10-15T13:19:07.39</dc:date>
    <meta:printed-by>Carl Klutzke</meta:printed-by>
    <meta:print-date>2017-07-29T11:01:04.50</meta:print-date>
    <dc:language>en-US</dc:language>
    <meta:editing-cycles>200</meta:editing-cycles>
    <meta:editing-duration>P4DT21H32M27S</meta:editing-duration>
    <dc:creator>Carl Klutzke</dc:creator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